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10000003020C5B56A4629AFAC.png" manifest:media-type="image/png"/>
  <manifest:file-entry manifest:full-path="Pictures/10000201000001A3000001A479417DD3CC0B20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3.306cm" fo:min-width="1.0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15" style:family="graphic" style:parent-style-name="standard">
      <style:graphic-properties svg:stroke-color="#000000" draw:fill-color="#72bf44" draw:textarea-horizontal-align="justify" draw:textarea-vertical-align="middle" draw:auto-grow-height="false" fo:min-height="1.084cm" fo:min-width="0.136cm"/>
    </style:style>
    <style:style style:name="gr16" style:family="graphic" style:parent-style-name="standard">
      <style:graphic-properties svg:stroke-color="#000000" draw:fill-color="#ef413d" draw:textarea-horizontal-align="justify" draw:textarea-vertical-align="middle" draw:auto-grow-height="false" fo:min-height="0.963cm" fo:min-width="0.10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8.584cm" fo:min-width="18.494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6.292cm" fo:min-width="6.803cm" fo:padding-top="0.178cm" fo:padding-bottom="0.178cm" fo:padding-left="0.303cm" fo:padding-right="0.303cm"/>
    </style:style>
    <style:style style:name="gr2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6.292cm" fo:min-width="6.803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666666" draw:textarea-horizontal-align="justify" draw:textarea-vertical-align="middle" draw:auto-grow-height="false" fo:min-height="6.292cm" fo:min-width="6.803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0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795cm"/>
    </style:style>
    <style:style style:name="pr5" style:family="presentation" style:parent-style-name="Default-title">
      <style:graphic-properties fo:min-height="5.029cm"/>
    </style:style>
    <style:style style:name="pr6" style:family="presentation" style:parent-style-name="Default-title">
      <style:graphic-properties fo:min-height="1.737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text-properties fo:font-size="60pt" style:font-size-asian="60pt" style:font-size-complex="6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54pt" style:font-size-asian="54pt" style:font-size-complex="54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style:font-size-asian="18pt"/>
    </style:style>
    <style:style style:name="P18" style:family="paragraph">
      <loext:graphic-properties draw:fill-color="#72bf44"/>
      <style:paragraph-properties fo:text-align="center"/>
    </style:style>
    <style:style style:name="P19" style:family="paragraph">
      <loext:graphic-properties draw:fill-color="#ef413d"/>
      <style:paragraph-properties fo:text-align="center"/>
    </style:style>
    <style:style style:name="P20" style:family="paragraph">
      <loext:graphic-properties draw:fill="none" draw:fill-color="#ffffff"/>
      <style:paragraph-properties fo:text-align="end"/>
      <style:text-properties style:font-size-asian="18pt"/>
    </style:style>
    <style:style style:name="P21" style:family="paragraph">
      <style:paragraph-properties fo:margin-top="0cm" fo:margin-bottom="0cm" style:line-height-at-least="0.305cm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48pt" style:font-size-asian="48pt" style:font-size-complex="48pt"/>
    </style:style>
    <style:style style:name="P25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26" style:family="paragraph">
      <style:paragraph-properties fo:text-align="center"/>
      <style:text-properties fo:font-size="34pt" style:font-size-asian="34pt" style:font-size-complex="34pt"/>
    </style:style>
    <style:style style:name="P27" style:family="paragraph">
      <loext:graphic-properties draw:fill="none" draw:fill-color="#ffffff"/>
      <style:paragraph-properties fo:text-align="center"/>
      <style:text-properties fo:font-size="34pt" style:font-size-asian="34pt" style:font-size-complex="34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808080"/>
      <style:paragraph-properties fo:text-align="center"/>
    </style:style>
    <style:style style:name="P30" style:family="paragraph">
      <style:text-properties style:font-size-asian="18pt"/>
    </style:style>
    <style:style style:name="P31" style:family="paragraph">
      <style:paragraph-properties fo:text-align="end"/>
      <style:text-properties style:font-size-asian="18pt"/>
    </style:style>
    <style:style style:name="P32" style:family="paragraph">
      <loext:graphic-properties draw:fill-color="#666666"/>
      <style:paragraph-properties fo:text-align="center"/>
    </style:style>
    <style:style style:name="P33" style:family="paragraph">
      <style:paragraph-properties fo:text-align="center"/>
      <style:text-properties fo:font-size="40pt" style:font-size-asian="40pt" style:font-size-complex="40pt"/>
    </style:style>
    <style:style style:name="P34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35" style:family="paragraph">
      <loext:graphic-properties draw:fill="none" draw:fill-color="#ffffff"/>
      <style:text-properties fo:font-size="36pt" style:font-size-asian="36pt" style:font-size-complex="36pt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style:text-position="33% 58%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position="33% 58%"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ed1c24"/>
    </style:style>
    <style:style style:name="T11" style:family="text">
      <style:text-properties style:font-size-asian="18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34pt" style:font-size-asian="34pt" style:font-size-complex="34pt"/>
    </style:style>
    <style:style style:name="T14" style:family="text">
      <style:text-properties style:text-line-through-style="solid" style:text-line-through-type="sing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27cm" svg:y="6.604cm" presentation:class="title" presentation:user-transformed="true">
          <draw:text-box>
            <text:p><text:span text:style-name="T1">「自由交易是公平交易嗎？全球貿易的倫理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654cm" svg:height="2.629cm" svg:x="1.778cm" svg:y="5.588cm" presentation:class="title" presentation:user-transformed="true">
          <draw:text-box>
            <text:p text:style-name="P3"><text:span text:style-name="T2">「任何哲學論證都有其立場，</text:span><text:span text:style-name="T2"><text:line-break/></text:span><text:span text:style-name="T2">在不去了解其立場的情況下盲目的相信該論證是非常危險的一件事。」</text:span></text:p>
          </draw:text-box>
        </draw:frame>
        <draw:frame draw:style-name="gr2" draw:text-style-name="P6" draw:layer="layout" svg:width="15.748cm" svg:height="1.089cm" svg:x="10.414cm" svg:y="10.341cm">
          <draw:text-box>
            <text:p text:style-name="P5">— <text:s/>我修哲學概論的開課老師如此說到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27cm" svg:y="6.35cm" presentation:class="title" presentation:user-transformed="true">
          <draw:text-box>
            <text:p>「人是什麼？」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27cm" svg:y="6.35cm" presentation:class="title" presentation:user-transformed="true">
          <draw:text-box>
            <text:p>「生物是什麼？」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12.192cm" svg:height="5.967cm" svg:x="8.128cm" svg:y="4.955cm" presentation:class="outline" presentation:user-transformed="true">
          <draw:text-box>
            <text:list text:style-name="L2">
              <text:list-item>
                <text:p><text:span text:style-name="T3">S ≧ 0</text:span></text:p>
              </text:list-item>
              <text:list-item>
                <text:p><text:span text:style-name="T3">S = k ln W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2.795cm" svg:x="1.27cm" svg:y="6.267cm" presentation:class="title" presentation:user-transformed="true">
          <draw:text-box>
            <text:p><text:span text:style-name="T3">「混亂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" draw:text-style-name="P8" draw:layer="layout" svg:width="3.153cm" svg:height="3.161cm" svg:x="10.16cm" svg:y="2.173cm">
          <draw:image xlink:href="Pictures/10000201000001A3000001A479417DD3CC0B20AD.png" xlink:type="simple" xlink:show="embed" xlink:actuate="onLoad">
            <text:p/>
          </draw:image>
        </draw:frame>
        <draw:frame draw:style-name="gr4" draw:text-style-name="P9" draw:layer="layout" svg:width="10.16cm" svg:height="2.376cm" svg:x="13.462cm" svg:y="2.794cm">
          <draw:text-box>
            <text:p><text:span text:style-name="T4"><text:s/></text:span><text:span text:style-name="T4">×100</text:span></text:p>
          </draw:text-box>
        </draw:frame>
        <draw:frame draw:style-name="gr3" draw:text-style-name="P8" draw:layer="layout" svg:width="17.187cm" svg:height="1.353cm" svg:x="5.165cm" svg:y="11.347cm">
          <draw:image xlink:href="Pictures/10000201000002610000003020C5B56A4629AFAC.png" xlink:type="simple" xlink:show="embed" xlink:actuate="onLoad">
            <text:p/>
          </draw:image>
        </draw:frame>
        <draw:frame draw:style-name="gr5" draw:text-style-name="P6" draw:layer="layout" svg:width="24.892cm" svg:height="1.016cm" svg:x="3.048cm" svg:y="14.732cm">
          <draw:text-box>
            <text:p text:style-name="P5">https://www.fleur-de-coin.com/images/currency/KM200/KM187_2002b.jpg</text:p>
          </draw:text-box>
        </draw:frame>
        <draw:custom-shape draw:style-name="gr6" draw:text-style-name="P10" draw:layer="layout" svg:width="3.048cm" svg:height="4.064cm" svg:x="12.446cm" svg:y="5.842cm">
          <text:p/>
          <draw:enhanced-geometry svg:viewBox="0 0 21600 21600" draw:text-areas="?f0 0 ?f2 ?f5" draw:type="down-arrow" draw:modifiers="11844.1328413284 6970.941292226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27cm" svg:y="6.604cm" presentation:class="title" presentation:user-transformed="true">
          <draw:text-box>
            <text:p>2<text:span text:style-name="T5">100</text:span> ≒1.268 × 10<text:span text:style-name="T5">3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1" draw:layer="layout" svg:width="25.199cm" svg:height="5.029cm" svg:x="1.217cm" svg:y="5.258cm" presentation:class="title" presentation:user-transformed="true">
          <draw:text-box>
            <text:p><text:span text:style-name="T6">「全部排列為正面的排列方式有幾種？」</text:span><text:span text:style-name="T6"><text:line-break/></text:span><text:span text:style-name="T6"><text:line-break/></text:span><text:span text:style-name="T6">「全部排列為反面的排列方式有幾種？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27cm" svg:y="6.769cm" presentation:class="title" presentation:user-transformed="true">
          <draw:text-box>
            <text:p><text:span text:style-name="T1">「一半為正一半為反面的排列方式有幾種？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5.712cm" svg:height="1.737cm" svg:x="13.338cm" svg:y="6.858cm" presentation:class="title" presentation:user-transformed="true">
          <draw:text-box>
            <text:p>≒ 10<text:span text:style-name="T5">29</text:span></text:p>
          </draw:text-box>
        </draw:frame>
        <draw:frame draw:style-name="gr7" draw:text-style-name="P12" draw:layer="layout" svg:width="3.302cm" svg:height="1.826cm" svg:x="9.528cm" svg:y="5.842cm">
          <draw:text-box>
            <text:p><text:span text:style-name="T7">100!</text:span></text:p>
          </draw:text-box>
        </draw:frame>
        <draw:frame draw:style-name="gr7" draw:text-style-name="P12" draw:layer="layout" svg:width="4.572cm" svg:height="1.826cm" svg:x="8.766cm" svg:y="7.62cm">
          <draw:text-box>
            <text:p><text:span text:style-name="T7">50!50!</text:span></text:p>
          </draw:text-box>
        </draw:frame>
        <draw:line draw:style-name="gr8" draw:text-style-name="P8" draw:layer="layout" svg:x1="9.02cm" svg:y1="7.62cm" svg:x2="13.084cm" svg:y2="7.62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line draw:style-name="gr8" draw:text-style-name="P8" draw:layer="layout" svg:x1="9.02cm" svg:y1="7.62cm" svg:x2="13.084cm" svg:y2="7.62cm">
          <text:p/>
        </draw:line>
        <draw:frame presentation:style-name="pr6" draw:layer="layout" svg:width="5.712cm" svg:height="1.737cm" svg:x="12.954cm" svg:y="6.858cm" presentation:class="title" presentation:user-transformed="true">
          <draw:text-box>
            <text:p>≒ 1</text:p>
          </draw:text-box>
        </draw:frame>
        <draw:frame draw:style-name="gr9" draw:text-style-name="P13" draw:layer="layout" svg:width="2.54cm" svg:height="1.517cm" svg:x="9.906cm" svg:y="7.928cm">
          <draw:text-box>
            <text:p><text:span text:style-name="T1">10</text:span><text:span text:style-name="T8">30</text:span></text:p>
          </draw:text-box>
        </draw:frame>
        <draw:frame draw:style-name="gr9" draw:text-style-name="P13" draw:layer="layout" svg:width="2.54cm" svg:height="1.517cm" svg:x="9.906cm" svg:y="6.049cm">
          <draw:text-box>
            <text:p><text:span text:style-name="T1">10</text:span><text:span text:style-name="T8">2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27cm" svg:y="6.515cm" presentation:class="title" presentation:user-transformed="true">
          <draw:text-box>
            <text:p>「一半為正，一半為反面」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1" draw:layer="layout" svg:width="25.199cm" svg:height="2.629cm" svg:x="1.217cm" svg:y="6.604cm" presentation:class="title" presentation:user-transformed="true">
          <draw:text-box>
            <text:p><text:span text:style-name="T6">「筆應該要放在我書桌上的筆筒內。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5.966cm" svg:height="9.134cm" svg:x="11.43cm" svg:y="3.556cm" presentation:class="outline" presentation:user-transformed="true">
          <draw:text-box>
            <text:list text:style-name="L2">
              <text:list-item>
                <text:p>馬桶上</text:p>
              </text:list-item>
              <text:list-item>
                <text:p>浴缸裡</text:p>
              </text:list-item>
              <text:list-item>
                <text:p>地上</text:p>
              </text:list-item>
              <text:list-item>
                <text:p>書架上</text:p>
              </text:list-item>
              <text:list-item>
                <text:p>電腦上</text:p>
              </text:list-item>
              <text:list-item>
                <text:p>冰箱下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5.966cm" svg:height="9.134cm" svg:x="11.43cm" svg:y="3.556cm" presentation:class="outline" presentation:user-transformed="true">
          <draw:text-box>
            <text:list text:style-name="L2">
              <text:list-item>
                <text:p>馬桶上</text:p>
              </text:list-item>
              <text:list-item>
                <text:p>浴缸裡</text:p>
              </text:list-item>
              <text:list-item>
                <text:p>地上</text:p>
              </text:list-item>
              <text:list-item>
                <text:p>書架上</text:p>
              </text:list-item>
              <text:list-item>
                <text:p>電腦上</text:p>
              </text:list-item>
              <text:list-item>
                <text:p>冰箱下</text:p>
              </text:list-item>
              <text:list-item>
                <text:p>etc.</text:p>
              </text:list-item>
            </text:list>
          </draw:text-box>
        </draw:frame>
        <draw:frame draw:style-name="gr10" draw:text-style-name="P14" draw:layer="layout" svg:width="6.096cm" svg:height="2.54cm" svg:x="17.018cm" svg:y="7.112cm">
          <draw:text-box>
            <text:p><text:span text:style-name="T9">×N</text:span><text:span text:style-name="T9">種可能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3.048cm" presentation:class="title" presentation:user-transformed="true">
          <draw:text-box>
            <text:p><text:span text:style-name="T1">出現在「非秩序的地方的機率」</text:span></text:p>
          </draw:text-box>
        </draw:frame>
        <draw:line draw:style-name="gr8" draw:text-style-name="P8" draw:layer="layout" svg:x1="11.684cm" svg:y1="8.335cm" svg:x2="15.748cm" svg:y2="8.335cm">
          <text:p/>
        </draw:line>
        <draw:frame draw:style-name="gr11" draw:text-style-name="P13" draw:layer="layout" svg:width="3.432cm" svg:height="2.783cm" svg:x="12.316cm" svg:y="8.636cm">
          <draw:text-box>
            <text:p><text:span text:style-name="T1">N+1</text:span></text:p>
          </draw:text-box>
        </draw:frame>
        <draw:frame draw:style-name="gr9" draw:text-style-name="P13" draw:layer="layout" svg:width="2.54cm" svg:height="1.517cm" svg:x="12.954cm" svg:y="6.764cm">
          <draw:text-box>
            <text:p><text:span text:style-name="T1">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27cm" svg:y="6.35cm" presentation:class="title" presentation:user-transformed="true">
          <draw:text-box>
            <text:p>「你的房間真<text:span text:style-name="T10">亂</text:span>！」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27cm" svg:y="6.515cm" presentation:class="title" presentation:user-transformed="true">
          <draw:text-box>
            <text:p>「世間萬物傾向最低能量的狀態」</text:p>
          </draw:text-box>
        </draw:frame>
        <draw:frame draw:style-name="gr2" draw:text-style-name="P15" draw:layer="layout" svg:width="10.922cm" svg:height="1.089cm" svg:x="17.018cm" svg:y="14.661cm">
          <draw:text-box>
            <text:p text:style-name="P5">※牽涉量子的微觀世界姑且不論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27cm" svg:y="6.604cm" presentation:class="title" presentation:user-transformed="true">
          <draw:text-box>
            <text:p>「生物是什麼？」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27cm" svg:y="6.35cm" presentation:class="title" presentation:user-transformed="true">
          <draw:text-box>
            <text:p>生物的起源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27cm" svg:y="7.112cm" presentation:class="title" presentation:user-transformed="true">
          <draw:text-box>
            <text:p>「RNA世界學說」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7.492cm" svg:height="4.064cm" svg:x="0.508cm" svg:y="5.842cm" presentation:class="outline" presentation:user-transformed="true">
          <draw:text-box>
            <text:list text:style-name="L2">
              <text:list-item>
                <text:p>功，取得能量並作功的能力</text:p>
              </text:list-item>
              <text:list-item>
                <text:p>複製，對物質作功並進行排列達到自我複製的能力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1" draw:layer="layout" svg:width="25.199cm" svg:height="2.629cm" svg:x="1.27cm" svg:y="6.515cm" presentation:class="title" presentation:user-transformed="true">
          <draw:text-box>
            <text:p><text:span text:style-name="T6">「生命就像在宇宙尺度的時間中簽樂透」</text:span></text:p>
          </draw:text-box>
        </draw:frame>
        <draw:frame draw:style-name="gr2" draw:text-style-name="P6" draw:layer="layout" svg:width="9.652cm" svg:height="1.089cm" svg:x="18.288cm" svg:y="14.661cm">
          <draw:text-box>
            <text:p text:style-name="P5">— 自私的基因（書籍）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27cm" svg:y="6.604cm" presentation:class="title" presentation:user-transformed="true">
          <draw:text-box>
            <text:p>「複製者」</text:p>
          </draw:text-box>
        </draw:frame>
        <draw:frame draw:style-name="gr2" draw:text-style-name="P6" draw:layer="layout" svg:width="9.144cm" svg:height="1.089cm" svg:x="18.856cm" svg:y="14.661cm">
          <draw:text-box>
            <text:p text:style-name="P5">※前-RNA</text:p>
          </draw:text-box>
        </draw:frame>
        <draw:frame draw:style-name="gr12" draw:text-style-name="P15" draw:layer="layout" svg:width="6.604cm" svg:height="1.927cm" svg:x="0cm" svg:y="0cm">
          <draw:text-box>
            <text:p>生物基本特性：</text:p>
            <text:list text:style-name="L1">
              <text:list-item>
                <text:p>自我複製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27cm" svg:y="4.991cm" presentation:class="title" presentation:user-transformed="true">
          <draw:text-box>
            <text:p>「一團不會自我複製的分子團」</text:p>
          </draw:text-box>
        </draw:frame>
        <draw:frame presentation:style-name="pr1" draw:layer="layout" svg:width="25.199cm" svg:height="2.629cm" svg:x="1.27cm" svg:y="7.62cm" presentation:class="title" presentation:user-transformed="true">
          <draw:text-box>
            <text:p>「一團會自我複製的分子團」</text:p>
          </draw:text-box>
        </draw:frame>
        <draw:frame draw:style-name="gr12" draw:text-style-name="P17" draw:layer="layout" svg:width="6.604cm" svg:height="1.927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27cm" svg:y="6.35cm" presentation:class="title" presentation:user-transformed="true">
          <draw:text-box>
            <text:p>物質、空間、能量的稀缺性</text:p>
          </draw:text-box>
        </draw:frame>
        <draw:frame draw:style-name="gr12" draw:text-style-name="P15" draw:layer="layout" svg:width="6.604cm" svg:height="1.927cm" svg:x="0cm" svg:y="0.001cm">
          <draw:text-box>
            <text:p>生物基本特性：</text:p>
            <text:list text:style-name="L1">
              <text:list-item>
                <text:p>自我複製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27cm" svg:y="4.991cm" presentation:class="title" presentation:user-transformed="true">
          <draw:text-box>
            <text:p>「一團會自我複製的分子團」</text:p>
          </draw:text-box>
        </draw:frame>
        <draw:frame presentation:style-name="pr1" draw:layer="layout" svg:width="25.199cm" svg:height="2.629cm" svg:x="1.27cm" svg:y="7.62cm" presentation:class="title" presentation:user-transformed="true">
          <draw:text-box>
            <text:p>「一團會自我複製的分子團」</text:p>
          </draw:text-box>
        </draw:frame>
        <draw:frame draw:style-name="gr12" draw:text-style-name="P17" draw:layer="layout" svg:width="6.604cm" svg:height="1.927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</text:list>
          </draw:text-box>
        </draw:frame>
        <draw:frame draw:style-name="gr13" draw:text-style-name="P15" draw:layer="layout" svg:width="3.81cm" svg:height="0.962cm" svg:x="23.114cm" svg:y="8.89cm">
          <draw:text-box>
            <text:p>With BUFF 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2.629cm" svg:x="1.27cm" svg:y="4.991cm" presentation:class="title" presentation:user-transformed="true">
          <draw:text-box>
            <text:p>「一團會自我複製的分子團」</text:p>
          </draw:text-box>
        </draw:frame>
        <draw:frame presentation:style-name="pr1" draw:layer="layout" svg:width="25.199cm" svg:height="2.629cm" svg:x="1.27cm" svg:y="7.62cm" presentation:class="title" presentation:user-transformed="true">
          <draw:text-box>
            <text:p>「一團會自我複製的分子團」</text:p>
          </draw:text-box>
        </draw:frame>
        <draw:frame draw:style-name="gr14" draw:text-style-name="P17" draw:layer="layout" svg:width="6.604cm" svg:height="2.765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競爭</text:span></text:p>
              </text:list-item>
            </text:list>
          </draw:text-box>
        </draw:frame>
        <draw:frame draw:style-name="gr13" draw:text-style-name="P15" draw:layer="layout" svg:width="3.81cm" svg:height="0.962cm" svg:x="23.114cm" svg:y="8.89cm">
          <draw:text-box>
            <text:p>With BUFF </text:p>
          </draw:text-box>
        </draw:frame>
        <draw:custom-shape draw:style-name="gr15" draw:text-style-name="P18" draw:layer="layout" svg:width="1.27cm" svg:height="1.524cm" svg:x="3.048cm" svg:y="5.842cm">
          <text:p/>
          <draw:enhanced-geometry svg:viewBox="0 0 21600 21600" draw:text-areas="?f0 0 ?f2 ?f5" draw:type="down-arrow" draw:modifiers="12365.1147540984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9" draw:layer="layout" svg:width="1.27cm" svg:height="1.524cm" draw:transform="rotate (-3.14159265358979) translate (4.318cm 9.652cm)">
          <text:p/>
          <draw:enhanced-geometry svg:viewBox="0 0 21600 21600" draw:text-areas="?f0 0 ?f2 ?f5" draw:type="down-arrow" draw:modifiers="12365.1147540984 5642.1715184893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20" draw:layer="layout" svg:width="6.604cm" svg:height="2.765cm" svg:x="21.396cm" svg:y="0.029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217cm" svg:y="6.35cm" presentation:class="title" presentation:user-transformed="true">
          <draw:text-box>
            <text:p>「適者生存」</text:p>
          </draw:text-box>
        </draw:frame>
        <draw:frame draw:style-name="gr14" draw:text-style-name="P17" draw:layer="layout" svg:width="6.604cm" svg:height="2.765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217cm" svg:y="6.35cm" presentation:class="title" presentation:user-transformed="true">
          <draw:text-box>
            <text:p>競爭優勢具有有序性</text:p>
          </draw:text-box>
        </draw:frame>
        <draw:frame draw:style-name="gr14" draw:text-style-name="P17" draw:layer="layout" svg:width="6.604cm" svg:height="3.603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14" draw:text-style-name="P17" draw:layer="layout" svg:width="6.604cm" svg:height="3.603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frame presentation:style-name="pr3" draw:text-style-name="P21" draw:layer="layout" svg:width="12.122cm" svg:height="10.922cm" svg:x="7.944cm" svg:y="3.302cm" presentation:class="outline" presentation:user-transformed="true">
          <draw:text-box>
            <text:list text:style-name="L2">
              <text:list-item>
                <text:p text:style-name="P21">中樞神經系統</text:p>
              </text:list-item>
              <text:list-item>
                <text:p text:style-name="P21">恆溫系統</text:p>
              </text:list-item>
              <text:list-item>
                <text:p text:style-name="P21">發達的中樞神經系統</text:p>
              </text:list-item>
              <text:list-item>
                <text:p text:style-name="P21">火</text:p>
              </text:list-item>
              <text:list-item>
                <text:p text:style-name="P21">語言</text:p>
              </text:list-item>
              <text:list-item>
                <text:p text:style-name="P21">文字</text:p>
              </text:list-item>
              <text:list-item>
                <text:p text:style-name="P21">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14" draw:text-style-name="P17" draw:layer="layout" svg:width="6.604cm" svg:height="3.603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frame draw:style-name="gr17" draw:text-style-name="P23" draw:layer="layout" svg:width="14.986cm" svg:height="2.859cm" svg:x="7.112cm" svg:y="4.826cm">
          <draw:text-box>
            <text:p text:style-name="P22"><text:span text:style-name="T9">基於物質的資訊紀錄系統</text:span><text:span text:style-name="T9">-</text:span><text:span text:style-name="T9">基因</text:span></text:p>
          </draw:text-box>
        </draw:frame>
        <draw:frame draw:style-name="gr17" draw:text-style-name="P23" draw:layer="layout" svg:width="21.082cm" svg:height="2.859cm" svg:x="4.064cm" svg:y="8.825cm">
          <draw:text-box>
            <text:p text:style-name="P22"><text:span text:style-name="T9">基於電氣訊號的資訊紀錄系統</text:span><text:span text:style-name="T9">-</text:span><text:span text:style-name="T9">大腦</text:span></text:p>
          </draw:text-box>
        </draw:frame>
        <draw:frame draw:style-name="gr18" draw:text-style-name="P23" draw:layer="layout" svg:width="14.986cm" svg:height="1.352cm" svg:x="7.112cm" svg:y="6.858cm">
          <draw:text-box>
            <text:p text:style-name="P22"><text:span text:style-name="T9">V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4" draw:text-style-name="P17" draw:layer="layout" svg:width="6.604cm" svg:height="3.603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frame draw:style-name="gr17" draw:text-style-name="P25" draw:layer="layout" svg:width="14.986cm" svg:height="2.859cm" svg:x="6.604cm" svg:y="6.793cm">
          <draw:text-box>
            <text:p text:style-name="P24"><text:span text:style-name="T12">「文字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14" draw:text-style-name="P17" draw:layer="layout" svg:width="6.604cm" svg:height="3.603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frame draw:style-name="gr17" draw:text-style-name="P25" draw:layer="layout" svg:width="14.986cm" svg:height="2.859cm" svg:x="6.604cm" svg:y="6.793cm">
          <draw:text-box>
            <text:p text:style-name="P24"><text:span text:style-name="T12">「外序性」</text:span></text:p>
          </draw:text-box>
        </draw:frame>
        <draw:frame draw:style-name="gr5" draw:text-style-name="P15" draw:layer="layout" svg:width="16.256cm" svg:height="1.089cm" svg:x="11.744cm" svg:y="14.661cm">
          <draw:text-box>
            <text:p text:style-name="P5">※暫時這樣稱呼，我找不到現有的名詞來稱呼這種概念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4" draw:text-style-name="P17" draw:layer="layout" svg:width="6.604cm" svg:height="3.603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frame draw:style-name="gr17" draw:text-style-name="P25" draw:layer="layout" svg:width="14.986cm" svg:height="2.859cm" svg:x="6.604cm" svg:y="6.793cm">
          <draw:text-box>
            <text:p text:style-name="P24"><text:span text:style-name="T12">「自我組織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14" draw:text-style-name="P17" draw:layer="layout" svg:width="6.604cm" svg:height="4.441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  <text:list-item>
                <text:p><text:span text:style-name="T11">耗散結構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frame draw:style-name="gr17" draw:text-style-name="P25" draw:layer="layout" svg:width="14.986cm" svg:height="2.859cm" svg:x="6.604cm" svg:y="6.793cm">
          <draw:text-box>
            <text:p text:style-name="P24"><text:span text:style-name="T12">「耗散結構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14" draw:text-style-name="P17" draw:layer="layout" svg:width="6.604cm" svg:height="4.441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  <text:list-item>
                <text:p><text:span text:style-name="T11">耗散結構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frame draw:style-name="gr19" draw:text-style-name="P27" draw:layer="layout" svg:width="28cm" svg:height="2.032cm" svg:x="0cm" svg:y="6.604cm">
          <draw:text-box>
            <text:p text:style-name="P26"><text:span text:style-name="T13">「於（自我複製）耗散結構中的高熵庫與低熵庫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14" draw:text-style-name="P17" draw:layer="layout" svg:width="6.604cm" svg:height="4.441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  <text:list-item>
                <text:p><text:span text:style-name="T11">耗散結構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custom-shape draw:style-name="gr20" draw:text-style-name="P28" draw:layer="layout" svg:width="20.066cm" svg:height="9.906cm" svg:x="4.31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8.127cm" svg:height="7.366cm" svg:x="5.335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7.62cm" svg:height="1.089cm" svg:x="5.08cm" svg:y="4.064cm">
          <draw:text-box>
            <text:p>（自我複製）耗散結構</text:p>
          </draw:text-box>
        </draw:frame>
        <draw:custom-shape draw:style-name="gr21" draw:text-style-name="P28" draw:layer="layout" svg:width="8.127cm" svg:height="7.366cm" svg:x="14.98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4" draw:layer="layout" svg:width="7.62cm" svg:height="1.555cm" svg:x="5.588cm" svg:y="8.817cm">
          <draw:text-box>
            <text:p text:style-name="P22"><text:span text:style-name="T9">高熵庫</text:span></text:p>
          </draw:text-box>
        </draw:frame>
        <draw:frame draw:style-name="gr2" draw:text-style-name="P14" draw:layer="layout" svg:width="7.62cm" svg:height="1.555cm" svg:x="15.494cm" svg:y="8.89cm">
          <draw:text-box>
            <text:p text:style-name="P22"><text:span text:style-name="T9">低熵庫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14" draw:text-style-name="P17" draw:layer="layout" svg:width="6.604cm" svg:height="4.441cm" svg:x="0cm" svg:y="0.001cm">
          <draw:text-box>
            <text:p><text:span text:style-name="T11">生物基本特性：</text:span></text:p>
            <text:list text:style-name="L1">
              <text:list-item>
                <text:p><text:span text:style-name="T11">自我複製</text:span></text:p>
              </text:list-item>
              <text:list-item>
                <text:p><text:span text:style-name="T11">迭代（競爭）</text:span></text:p>
              </text:list-item>
              <text:list-item>
                <text:p><text:span text:style-name="T11">有序性（低熵）</text:span></text:p>
              </text:list-item>
              <text:list-item>
                <text:p><text:span text:style-name="T11">耗散結構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5"><text:span text:style-name="T11">概念：</text:span></text:p>
            <text:list text:style-name="L1">
              <text:list-item>
                <text:p text:style-name="P5"><text:span text:style-name="T11">競爭優勢</text:span></text:p>
              </text:list-item>
            </text:list>
          </draw:text-box>
        </draw:frame>
        <draw:custom-shape draw:style-name="gr20" draw:text-style-name="P28" draw:layer="layout" svg:width="20.066cm" svg:height="9.906cm" svg:x="4.31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8.127cm" svg:height="7.366cm" svg:x="5.335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5" draw:layer="layout" svg:width="7.62cm" svg:height="1.089cm" svg:x="5.08cm" svg:y="4.064cm">
          <draw:text-box>
            <text:p>（自我複製）耗散結構</text:p>
          </draw:text-box>
        </draw:frame>
        <draw:custom-shape draw:style-name="gr22" draw:text-style-name="P29" draw:layer="layout" svg:width="8.127cm" svg:height="7.366cm" svg:x="14.98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4" draw:layer="layout" svg:width="7.62cm" svg:height="1.555cm" svg:x="5.588cm" svg:y="8.817cm">
          <draw:text-box>
            <text:p text:style-name="P22"><text:span text:style-name="T9">高熵庫</text:span></text:p>
          </draw:text-box>
        </draw:frame>
        <draw:frame draw:style-name="gr2" draw:text-style-name="P14" draw:layer="layout" svg:width="7.62cm" svg:height="1.555cm" svg:x="15.494cm" svg:y="8.89cm">
          <draw:text-box>
            <text:p text:style-name="P22"><text:span text:style-name="T9">低熵庫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14" draw:text-style-name="P17" draw:layer="layout" svg:width="6.604cm" svg:height="4.441cm" svg:x="0cm" svg:y="0.001cm">
          <draw:text-box>
            <text:p text:style-name="P30"><text:span text:style-name="T11">生物基本特性：</text:span></text:p>
            <text:list text:style-name="L1">
              <text:list-item>
                <text:p text:style-name="P30"><text:span text:style-name="T11">自我複製</text:span></text:p>
              </text:list-item>
              <text:list-item>
                <text:p text:style-name="P30"><text:span text:style-name="T11">迭代（競爭）</text:span></text:p>
              </text:list-item>
              <text:list-item>
                <text:p text:style-name="P30"><text:span text:style-name="T11">有序性（低熵）</text:span></text:p>
              </text:list-item>
              <text:list-item>
                <text:p text:style-name="P30"><text:span text:style-name="T11">耗散結構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31"><text:span text:style-name="T11">概念：</text:span></text:p>
            <text:list text:style-name="L1">
              <text:list-item>
                <text:p text:style-name="P31"><text:span text:style-name="T11">競爭優勢</text:span></text:p>
              </text:list-item>
            </text:list>
          </draw:text-box>
        </draw:frame>
        <draw:custom-shape draw:style-name="gr20" draw:text-style-name="P28" draw:layer="layout" svg:width="20.066cm" svg:height="9.906cm" svg:x="4.31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8.127cm" svg:height="7.366cm" svg:x="5.335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7.62cm" svg:height="1.089cm" svg:x="5.08cm" svg:y="4.064cm">
          <draw:text-box>
            <text:p text:style-name="P30">（自我複製）耗散結構</text:p>
          </draw:text-box>
        </draw:frame>
        <draw:custom-shape draw:style-name="gr21" draw:text-style-name="P28" draw:layer="layout" svg:width="8.127cm" svg:height="7.366cm" svg:x="14.98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3" draw:layer="layout" svg:width="7.62cm" svg:height="1.555cm" svg:x="5.588cm" svg:y="8.817cm">
          <draw:text-box>
            <text:p text:style-name="P22"><text:span text:style-name="T9">高熵庫</text:span></text:p>
          </draw:text-box>
        </draw:frame>
        <draw:frame draw:style-name="gr2" draw:text-style-name="P23" draw:layer="layout" svg:width="7.62cm" svg:height="1.555cm" svg:x="15.494cm" svg:y="8.89cm">
          <draw:text-box>
            <text:p text:style-name="P22"><text:span text:style-name="T9">低熵庫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14" draw:text-style-name="P17" draw:layer="layout" svg:width="6.604cm" svg:height="4.441cm" svg:x="0cm" svg:y="0.001cm">
          <draw:text-box>
            <text:p text:style-name="P30"><text:span text:style-name="T11">生物基本特性：</text:span></text:p>
            <text:list text:style-name="L1">
              <text:list-item>
                <text:p text:style-name="P30"><text:span text:style-name="T11">自我複製</text:span></text:p>
              </text:list-item>
              <text:list-item>
                <text:p text:style-name="P30"><text:span text:style-name="T11">迭代（競爭）</text:span></text:p>
              </text:list-item>
              <text:list-item>
                <text:p text:style-name="P30"><text:span text:style-name="T11">有序性（低熵）</text:span></text:p>
              </text:list-item>
              <text:list-item>
                <text:p text:style-name="P30"><text:span text:style-name="T11">耗散結構</text:span></text:p>
              </text:list-item>
            </text:list>
          </draw:text-box>
        </draw:frame>
        <draw:frame draw:style-name="gr14" draw:text-style-name="P20" draw:layer="layout" svg:width="6.604cm" svg:height="2.765cm" svg:x="21.396cm" svg:y="0.03cm">
          <draw:text-box>
            <text:p text:style-name="P31"><text:span text:style-name="T11">概念：</text:span></text:p>
            <text:list text:style-name="L1">
              <text:list-item>
                <text:p text:style-name="P31"><text:span text:style-name="T11">競爭優勢</text:span></text:p>
              </text:list-item>
            </text:list>
          </draw:text-box>
        </draw:frame>
        <draw:custom-shape draw:style-name="gr20" draw:text-style-name="P28" draw:layer="layout" svg:width="20.066cm" svg:height="9.906cm" svg:x="4.318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8.127cm" svg:height="7.366cm" svg:x="5.335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7.62cm" svg:height="1.089cm" svg:x="5.08cm" svg:y="4.064cm">
          <draw:text-box>
            <text:p text:style-name="P30">（自我複製）耗散結構</text:p>
          </draw:text-box>
        </draw:frame>
        <draw:custom-shape draw:style-name="gr21" draw:text-style-name="P28" draw:layer="layout" svg:width="8.127cm" svg:height="7.366cm" svg:x="14.98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3" draw:layer="layout" svg:width="7.62cm" svg:height="1.555cm" svg:x="5.588cm" svg:y="8.817cm">
          <draw:text-box>
            <text:p text:style-name="P22"><text:span text:style-name="T9">高熵庫</text:span></text:p>
          </draw:text-box>
        </draw:frame>
        <draw:frame draw:style-name="gr2" draw:text-style-name="P23" draw:layer="layout" svg:width="7.62cm" svg:height="1.555cm" svg:x="15.494cm" svg:y="8.89cm">
          <draw:text-box>
            <text:p text:style-name="P22"><text:span text:style-name="T9">低熵庫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2.629cm" svg:x="1.27cm" svg:y="6.515cm" presentation:class="title" presentation:user-transformed="true">
          <draw:text-box>
            <text:p>所以...我（人）是什麼？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6.148cm" svg:x="1.27cm" svg:y="4.756cm" presentation:class="title" presentation:user-transformed="true">
          <draw:text-box>
            <text:p>物質<text:line-break/>基因訊息<text:line-break/>意識（思想）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2.629cm" svg:x="1.217cm" svg:y="1.27cm" presentation:class="title" presentation:user-transformed="true">
          <draw:text-box>
            <text:p>人類文明這一巨大的耗散結構</text:p>
          </draw:text-box>
        </draw:frame>
        <draw:frame presentation:style-name="pr1" draw:layer="layout" svg:width="25.199cm" svg:height="2.629cm" svg:x="1.217cm" svg:y="3.975cm" presentation:class="title" presentation:user-transformed="true">
          <draw:text-box>
            <text:p>的</text:p>
          </draw:text-box>
        </draw:frame>
        <draw:frame draw:style-name="gr24" draw:text-style-name="P34" draw:layer="layout" svg:width="17.272cm" svg:height="3.967cm" svg:x="4.826cm" svg:y="7.112cm">
          <draw:text-box>
            <text:list text:style-name="L1">
              <text:list-item>
                <text:p text:style-name="P33"><text:span text:style-name="T7">運作者</text:span></text:p>
              </text:list-item>
              <text:list-item>
                <text:p text:style-name="P33"><text:span text:style-name="T7">籤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20" draw:text-style-name="P28" draw:layer="layout" svg:width="20.066cm" svg:height="9.906cm" svg:x="4.318cm" svg:y="3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8.127cm" svg:height="7.366cm" svg:x="5.335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7.62cm" svg:height="1.089cm" svg:x="5.08cm" svg:y="3.556cm">
          <draw:text-box>
            <text:p text:style-name="P30">（自我複製）耗散結構</text:p>
          </draw:text-box>
        </draw:frame>
        <draw:custom-shape draw:style-name="gr21" draw:text-style-name="P28" draw:layer="layout" svg:width="8.127cm" svg:height="7.366cm" svg:x="14.98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3" draw:layer="layout" svg:width="7.62cm" svg:height="1.555cm" svg:x="5.588cm" svg:y="8.309cm">
          <draw:text-box>
            <text:p text:style-name="P22"><text:span text:style-name="T9">高熵庫</text:span></text:p>
          </draw:text-box>
        </draw:frame>
        <draw:frame draw:style-name="gr2" draw:text-style-name="P23" draw:layer="layout" svg:width="7.62cm" svg:height="1.555cm" svg:x="15.494cm" svg:y="8.382cm">
          <draw:text-box>
            <text:p text:style-name="P22"><text:span text:style-name="T9">低熵庫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1" draw:layer="layout" svg:width="25.199cm" svg:height="2.629cm" svg:x="1.27cm" svg:y="6.604cm" presentation:class="title" presentation:user-transformed="true">
          <draw:text-box>
            <text:p><text:span text:style-name="T1">「自由交易是公平交易嗎？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5.199cm" svg:height="2.629cm" svg:x="1.27cm" svg:y="6.604cm" presentation:class="title" presentation:user-transformed="true">
          <draw:text-box>
            <text:p><text:span text:style-name="T1">「假命題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1" draw:layer="layout" svg:width="25.199cm" svg:height="2.629cm" svg:x="1.27cm" svg:y="6.604cm" presentation:class="title" presentation:user-transformed="true">
          <draw:text-box>
            <text:p><text:span text:style-name="T1">「你承認你喜歡吃蘋果嗎？」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1" draw:layer="layout" svg:width="25.199cm" svg:height="2.629cm" svg:x="1.016cm" svg:y="3.213cm" presentation:class="title" presentation:user-transformed="true">
          <draw:text-box>
            <text:p><text:span text:style-name="T1">「自由交易是公平交易嗎？」</text:span></text:p>
          </draw:text-box>
        </draw:frame>
        <draw:frame draw:style-name="gr24" draw:text-style-name="P35" draw:layer="layout" svg:width="10.668cm" svg:height="5.279cm" svg:x="10.922cm" svg:y="7.366cm">
          <draw:text-box>
            <text:list text:style-name="L1">
              <text:list-item>
                <text:p text:style-name="P11"><text:span text:style-name="T6">自由？</text:span></text:p>
              </text:list-item>
              <text:list-item>
                <text:p text:style-name="P11"><text:span text:style-name="T6">公平？</text:span></text:p>
              </text:list-item>
              <text:list-item>
                <text:p text:style-name="P11"><text:span text:style-name="T6">交易？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比如</text:p>
          </draw:text-box>
        </draw:frame>
        <draw:frame presentation:style-name="pr3" draw:layer="layout" svg:width="23.622cm" svg:height="9.134cm" svg:x="2.286cm" svg:y="3.566cm" presentation:class="outline" presentation:user-transformed="true">
          <draw:text-box>
            <text:list text:style-name="L2">
              <text:list-item>
                <text:p>X + Y = 10</text:p>
              </text:list-item>
              <text:list-item>
                <text:p>因為X + 1 = 9<text:tab/></text:p>
              </text:list-item>
              <text:list-item>
                <text:p>而且因為Y + 2 =3 </text:p>
              </text:list-item>
              <text:list-item>
                <text:p>所以X + Y = 9</text:p>
              </text:list-item>
              <text:list-item>
                <text:p>所以X + Y ≠ 10（？？？）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比如</text:p>
          </draw:text-box>
        </draw:frame>
        <draw:frame presentation:style-name="pr3" draw:layer="layout" svg:width="23.622cm" svg:height="9.134cm" svg:x="2.286cm" svg:y="3.566cm" presentation:class="outline" presentation:user-transformed="true">
          <draw:text-box>
            <text:list text:style-name="L2">
              <text:list-item>
                <text:p>X + Y = 10</text:p>
              </text:list-item>
              <text:list-item>
                <text:p>因為X + 1 = 9<text:tab/></text:p>
              </text:list-item>
              <text:list-item>
                <text:p>而且因為Y + 2 =3 </text:p>
              </text:list-item>
              <text:list-item>
                <text:p>所以X + Y = 9</text:p>
              </text:list-item>
              <text:list-item>
                <text:p>所以X + Y ≠ 10（？？？）</text:p>
              </text:list-item>
            </text:list>
          </draw:text-box>
        </draw:frame>
        <draw:frame draw:style-name="gr14" draw:text-style-name="P15" draw:layer="layout" svg:width="12.192cm" svg:height="2.765cm" svg:x="13.97cm" svg:y="7.471cm">
          <draw:text-box>
            <text:p>←因為語意模糊化造成，在表述Y的過程使之與命題的定義不相同</text:p>
          </draw:text-box>
        </draw:fram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1" draw:layer="layout" svg:width="15.24cm" svg:height="2.629cm" svg:x="0cm" svg:y="0.254cm" presentation:class="title" presentation:user-transformed="true">
          <draw:text-box>
            <text:p><text:span text:style-name="T1">「自由交易是公平交易嗎？」</text:span></text:p>
          </draw:text-box>
        </draw:frame>
        <draw:frame draw:style-name="gr25" draw:text-style-name="P35" draw:layer="layout" svg:width="7.112cm" svg:height="5.279cm" svg:x="0.508cm" svg:y="2.883cm">
          <draw:text-box>
            <text:list text:style-name="L1">
              <text:list-item>
                <text:p text:style-name="P11"><text:span text:style-name="T6">自由？</text:span></text:p>
              </text:list-item>
              <text:list-item>
                <text:p text:style-name="P11"><text:span text:style-name="T6">公平？</text:span></text:p>
              </text:list-item>
              <text:list-item>
                <text:p text:style-name="P11"><text:span text:style-name="T6">交易？</text:span></text:p>
              </text:list-item>
            </text:list>
          </draw:text-box>
        </draw:frame>
        <draw:custom-shape draw:style-name="gr20" draw:text-style-name="P28" draw:layer="layout" svg:width="20.066cm" svg:height="9.906cm" svg:x="6.604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8" draw:layer="layout" svg:width="8.127cm" svg:height="7.366cm" svg:x="7.621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7.62cm" svg:height="1.089cm" svg:x="7.366cm" svg:y="4.318cm">
          <draw:text-box>
            <text:p text:style-name="P30">（自我複製）耗散結構</text:p>
          </draw:text-box>
        </draw:frame>
        <draw:custom-shape draw:style-name="gr21" draw:text-style-name="P28" draw:layer="layout" svg:width="8.127cm" svg:height="7.366cm" svg:x="17.273cm" svg:y="6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3" draw:layer="layout" svg:width="7.62cm" svg:height="1.555cm" svg:x="7.874cm" svg:y="9.071cm">
          <draw:text-box>
            <text:p text:style-name="P22"><text:span text:style-name="T9">高熵庫</text:span></text:p>
          </draw:text-box>
        </draw:frame>
        <draw:frame draw:style-name="gr2" draw:text-style-name="P23" draw:layer="layout" svg:width="7.62cm" svg:height="1.555cm" svg:x="17.78cm" svg:y="9.144cm">
          <draw:text-box>
            <text:p text:style-name="P22"><text:span text:style-name="T9">低熵庫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9.776cm" svg:height="2.629cm" svg:x="1.4cm" svg:y="6.35cm" presentation:class="title" presentation:user-transformed="true">
          <draw:text-box>
            <text:p>開發中國家</text:p>
          </draw:text-box>
        </draw:frame>
        <draw:frame presentation:style-name="pr1" draw:layer="layout" svg:width="9.776cm" svg:height="2.629cm" svg:x="15.116cm" svg:y="6.351cm" presentation:class="title" presentation:user-transformed="true">
          <draw:text-box>
            <text:p>已開發國家</text:p>
          </draw:text-box>
        </draw:frame>
        <draw:frame draw:style-name="gr24" draw:text-style-name="P15" draw:layer="layout" svg:width="7.366cm" svg:height="1.089cm" svg:x="16.764cm" svg:y="9.144cm">
          <draw:text-box>
            <text:list text:style-name="L1">
              <text:list-item>
                <text:p>具有絕對優勢</text:p>
              </text:list-item>
            </text:list>
          </draw:text-box>
        </draw:frame>
        <draw:frame draw:style-name="gr24" draw:text-style-name="P15" draw:layer="layout" svg:width="7.366cm" svg:height="1.089cm" svg:x="3.048cm" svg:y="9.144cm">
          <draw:text-box>
            <text:list text:style-name="L1">
              <text:list-item>
                <text:p>邊陲經濟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2.629cm" svg:x="1.217cm" svg:y="4.737cm" presentation:class="title" presentation:user-transformed="true">
          <draw:text-box>
            <text:p>如果還有時間，我的報告將會繼續</text:p>
          </draw:text-box>
        </draw:frame>
        <draw:frame draw:style-name="gr12" draw:text-style-name="P37" draw:layer="layout" svg:width="21.336cm" svg:height="1.927cm" svg:x="3.048cm" svg:y="7.217cm">
          <draw:text-box>
            <text:p text:style-name="P36">畢竟難得我把我的哲學核心都講完了，不討論一下其他問題太可惜了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2.629cm" svg:x="1.217cm" svg:y="6.096cm" presentation:class="title" presentation:user-transformed="true">
          <draw:text-box>
            <text:p>如果沒有時間，我的報告到此結束</text:p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黃金律存在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否定，邏輯是用來理解世界怎麼運作，而不是用來幻想世界應該怎麼運作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目的可以證成手段嗎？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否定，手段與結果都只是一種現象，評估結果來決定選擇就是一種「理解世界怎麼運作，並作出有競爭優勢」的行為。反之，沉浸於道德約束，可能本身就是一種競爭優勢，但是更多是「幻想世界應該怎麼運作」的行為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目的可以證成手段嗎？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在報這個題目的那組，有提到結果的不確定性。事實是我們會利用機率與統計去評估那些我們並不確定的東西，例如工業製程。自動化系有一門工程統計的課，細節我就不再這邊多說，至少評估是根據事實而不是道德約束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目的可以證成手段嗎？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關於效益主義，我要做一些修正，畢竟所謂的「幸福」是一種很模糊的東西，我修正為系統的有序性。</text:p>
              </text:list-item>
            </text:list>
          </draw:text-box>
        </draw:frame>
        <draw:frame draw:style-name="gr26" draw:text-style-name="P15" draw:layer="layout" svg:width="24.638cm" svg:height="4.572cm" svg:x="2.032cm" svg:y="8.89cm">
          <draw:text-box>
            <text:p>「宇宙的熵在升高，有序度在降低，像平衡鵬那無邊無際的黑翅膀，向存在的一切壓下來，壓下來。可是低熵體不一樣，<text:span text:style-name="T10">低熵體的熵還在降低。有序度還在上升，像漆黑海面上升起的磷火，這就是意義，最高層的意義，比樂趣的意義層次要高。要維持這種意義，低熵體就必須存在和延續。</text:span>」</text:p>
          </draw:text-box>
        </draw:frame>
        <draw:frame draw:style-name="gr24" draw:text-style-name="P15" draw:layer="layout" svg:width="10.414cm" svg:height="1.089cm" svg:x="16.256cm" svg:y="13.462cm">
          <draw:text-box>
            <text:p>— 歌者文明，「三體」（小說）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恐怖主義真的能被證成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合理，恐怖主義本來就是誕生於非對稱的戰爭型態。</text:p>
              </text:list-item>
              <text:list-item>
                <text:p>老實說聽到上次報告的人對人民的責任，是這種論點。我很遺憾，我們的國民對民主體制公民意識的缺乏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我們應該對自己的親友比較好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受到「原始知覺」影響，無可厚非。</text:p>
              </text:list-item>
              <text:list-item>
                <text:p>但是理性來講，以整體系統的運作來說，不應該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我們該捐多少做慈善？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可以理解成博奕，這是減少矛頭的競爭優勢。</text:p>
              </text:list-item>
              <text:list-item>
                <text:p>將資源保存在系統內部，同樣是是競爭優勢。</text:p>
              </text:list-item>
              <text:list-item>
                <text:p>仍在高熵庫，作為可能性而尚未收斂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毒品法規在道德上搖擺不定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如同原始知覺一般，文化就像是依附在集體意識中的原始知覺。</text:p>
              </text:list-item>
              <text:list-item>
                <text:p>客觀來講，不應該讓所謂的文化影響系統往低熵收斂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動物擁有權利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動物的有序程度太低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墮胎是一種謀殺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在不考慮母體後遺症的前提下，不是。胎兒不具有足夠高的有序性。</text:p>
              </text:list-item>
              <text:list-item>
                <text:p>生命不可貴，各位知道我們工業化之後的戰爭怎麼打的嗎？是總體戰，把人當數字消耗的世界。事實是現在也是如此，只是型態不一樣罷了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安樂死該合法化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有序體的死亡會造成系統的熵提高，但是如果可以因此避免更多的熵產生，合理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性是一種道德議題嗎？</text:p>
          </draw:text-box>
        </draw:frame>
        <draw:frame presentation:style-name="pr3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生與死在大多數文化都是一個特別的領域。</text:p>
              </text:list-item>
              <text:list-item>
                <text:p>生-我們沒有能力以其他方式創造生，只能透過原始方式。</text:p>
              </text:list-item>
              <text:list-item>
                <text:p>死-我們沒有能力阻止死亡發生。</text:p>
              </text:list-item>
              <text:list-item>
                <text:p>隨著科技進步，上述因素可能消失，生與死相關的意識形態也會慢慢發生改變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區別是好事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正如前面論述的，平等並不存在。</text:p>
              </text:list-item>
              <text:list-item>
                <text:p>但是不客觀的「評估」就是一種妄想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我們應該保護環境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以長遠來看，學習控制氣候對於我們掌握行星工程的技術有幫助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我們該為自己的行動負責嗎？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客觀來講，不該，因為你的資訊情報是由外部賦予的。</text:p>
              </text:list-item>
              <text:list-item>
                <text:p>但是考慮系統營運成本的問題，只能先把「罪」嫁在你身上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什麼是義戰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正義不過是說詞。</text:p>
              </text:list-item>
              <text:list-item>
                <text:p>競爭與迭代才是這之中運作的原則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不應該有刑求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很遺憾的，目前我們的能力沒辦法直接依靠自己的能力消除資訊不對稱性。</text:p>
              </text:list-item>
              <text:list-item>
                <text:p>正因為「無知」，只能透過這種原始方式取得訊息，來實現競爭優勢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科學與道德的關係為何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大概從這章開始我對內容產生強烈的排斥。</text:p>
              </text:list-item>
              <text:list-item>
                <text:p>第217頁對於水分子的舉例。理解背後機制本來就是形上學的運作方式。直接拒絕往背後探究而死命抓著所謂的「道德」不放，算什麼哲學？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道德是相對的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對，是相對的，連時間和空間和速度都是相對的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如果沒有上帝，想做什麼都可以？</text:p>
          </draw:text-box>
        </draw:frame>
        <draw:frame presentation:style-name="pr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這個章節中，作者大量使用「善」與「惡」，正如我說的，未經定義，我完全不知道他想表達什麼。</text:p>
              </text:list-item>
              <text:list-item>
                <text:p>說到上帝，我對伊斯蘭教對真神的見解抱有敬意，他們的「阿拉」是概念上的存在，教義禁止將「阿拉」人格化或是賦予任何形體。</text:p>
              </text:list-item>
              <text:list-item>
                <text:p>畢竟...你也沒辦法把拉普拉斯轉換人格化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所有道德兩難都能化解嗎？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不用化解了，道德不存在。</text:p>
              </text:list-item>
              <text:list-item>
                <text:p>不知道怎麼選，就隨便選一個，畢竟在收斂之前，我們處於「無知」的狀態。</text:p>
              </text:list-item>
              <text:list-item>
                <text:p>好吧，至少作者的開放式結論和我的結論差不多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1" draw:layer="layout" svg:width="25.199cm" svg:height="3.354cm" svg:x="1.27cm" svg:y="5.987cm" presentation:class="title" presentation:user-transformed="true">
          <draw:text-box>
            <text:p>我的報告到此結束<text:line-break/><text:span text:style-name="T14">但是理論尚未完善，同志仍需努力。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09:48:46.627135773</meta:creation-date>
    <dc:date>2018-05-12T17:00:00.386539605</dc:date>
    <meta:editing-duration>PT5H58M22S</meta:editing-duration>
    <meta:editing-cycles>87</meta:editing-cycles>
    <meta:generator>LibreOffice/6.0.3.2$Linux_X86_64 LibreOffice_project/00m0$Build-2</meta:generator>
    <meta:document-statistic meta:object-count="380"/>
  </office:meta>
</office:document-meta>
</file>